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9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7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8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7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1" style:family="table-cell" style:parent-style-name="Default" style:data-style-name="N3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5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6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37"/>
    <style:style style:name="ce58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37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6">
      <style:text-properties fo:font-size="15pt" style:font-size-asian="15pt" style:font-size-complex="15pt"/>
    </style:style>
    <style:style style:name="ce61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42"/>
    <style:style style:name="ce64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6">
      <style:text-properties fo:font-weight="bold" style:font-weight-asian="bold" style:font-weight-complex="bold"/>
    </style:style>
    <style:style style:name="ce68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3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Excel_32_Built-in_32_Normal" style:data-style-name="N44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/>
    </style:style>
    <style:style style:name="ce86" style:family="table-cell" style:parent-style-name="Default" style:data-style-name="N36">
      <style:text-properties style:font-name="Calibri Light1" style:font-name-asian="Calibri Light1" style:font-name-complex="Calibri Light1"/>
    </style:style>
    <style:style style:name="ce87" style:family="table-cell" style:parent-style-name="Default" style:data-style-name="N36"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8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43">
      <style:text-properties style:font-name="Calibri Light1" style:font-name-asian="Calibri Light1" style:font-name-complex="Calibri Light1"/>
    </style:style>
    <style:style style:name="ce90" style:family="table-cell" style:parent-style-name="Default" style:data-style-name="N43"/>
    <style:style style:name="ce91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6" style:family="table-cell" style:parent-style-name="K_246_pr_252_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ce9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Default" style:data-style-name="N43">
      <style:table-cell-properties fo:border-top="2pt solid #000000" fo:border-bottom="2pt solid #000000" fo:border-left="2pt solid #000000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10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6000" table:formula="of:=['004_Kira'.G18]" table:style-name="ce19">
            <text:p>6.000,00</text:p>
          </table:table-cell>
          <table:table-cell table:number-columns-repeated="2" table:style-name="ce4"/>
          <table:table-cell office:value-type="float" office:value="3252" table:formula="of:=[.D7]*[.A8]" table:style-name="ce4">
            <text:p>3.252,00</text:p>
          </table:table-cell>
          <table:table-cell office:value-type="float" office:value="750" table:formula="of:=[.E7]*[.A8]" table:style-name="ce4">
            <text:p>750,00</text:p>
          </table:table-cell>
          <table:table-cell office:value-type="float" office:value="1998" table:formula="of:=[.F7]*[.A8]" table:style-name="ce22">
            <text:p>1.9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Kira'.G28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Kira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Kira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6735.333333333336" table:formula="of:=[.D8]+[.D10]+[.D12]+[.D14]" table:style-name="ce17">
            <text:p>26.735,33</text:p>
          </table:table-cell>
          <table:table-cell office:value-type="float" office:value="6166.666666666667" table:formula="of:=[.E8]+[.E10]+[.E12]+[.E14]" table:style-name="ce17">
            <text:p>6.166,67</text:p>
          </table:table-cell>
          <table:table-cell office:value-type="float" office:value="23098" table:formula="of:=[.F8]+[.F10]+[.F12]+[.F14]" table:style-name="ce17">
            <text:p>23.0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14]+[.A12]+[.A10]+[.A8]" table:style-name="ce16">
            <text:p>56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6]+[.A16]" table:style-name="ce16">
            <text:p>56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096991850293695" table:formula="of:=[.D19]/[.$A$19]" table:style-name="ce29">
            <text:p>46,10%</text:p>
          </table:table-cell>
          <table:table-cell office:value-type="percentage" office:value="0.10632550547720036" table:formula="of:=[.E19]/[.$A$19]" table:style-name="ce29">
            <text:p>10,63%</text:p>
          </table:table-cell>
          <table:table-cell office:value-type="percentage" office:value="0.43270457601986273" table:formula="of:=[.F19]/[.$A$19]" table:style-name="ce30">
            <text:p>43,27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7998" table:formula="of:=SUM([.B19:.F19])" table:style-name="ce33">
            <text:p>57.998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6735.333333333336" table:formula="of:=[.D10]+[.D12]+[.D8]+[.D6]+[.D14]" table:style-name="ce34">
            <text:p>26.735,33</text:p>
          </table:table-cell>
          <table:table-cell office:value-type="float" office:value="6166.666666666667" table:formula="of:=[.E10]+[.E12]+[.E8]+[.E6]+[.E14]" table:style-name="ce34">
            <text:p>6.166,67</text:p>
          </table:table-cell>
          <table:table-cell office:value-type="float" office:value="25096" table:formula="of:=[.F10]+[.F15]+[.F8]+[.F6]" table:style-name="ce34">
            <text:p>25.096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Kira" table:style-name="ta2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6])" table:style-name="ce45">
            <text:p>100.000,00</text:p>
          </table:table-cell>
          <table:table-cell office:value-type="float" office:value="50000" table:formula="of:=SUM([.G4:.G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4">
          <table:table-cell office:value-type="string" table:style-name="ce52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240000" table:formula="of:=SUM([.F12:.F15])" table:style-name="ce45">
            <text:p>240.000,00</text:p>
          </table:table-cell>
          <table:table-cell office:value-type="float" office:value="0" table:formula="of:=SUM([.G12:.G15])" table:style-name="ce45">
            <text:p>0,00</text:p>
          </table:table-cell>
          <table:table-cell office:value-type="float" office:value="240000" table:formula="of:=[.F10]-[.G10]" table:style-name="ce45">
            <text:p>240.000,00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42"/>
          <table:table-cell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14]+[.F13]-[.G13]" table:style-name="ce42">
            <text:p>#BAŞV!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0" table:formula="of:=[.H15]+[.F14]-[.G14]" table:style-name="ce42">
            <text:p>#BAŞV!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#REF!]+[.F15]-[.G15]" table:style-name="ce42">
            <text:p>#BAŞV!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4">
          <table:table-cell office:value-type="string" table:style-name="ce56">
            <text:p>Ali Paşa Aygaz</text:p>
          </table:table-cell>
          <table:table-cell table:style-name="ce43"/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6000" table:formula="of:=SUM([.F21:.F26])" table:style-name="ce45">
            <text:p>6.000,00</text:p>
          </table:table-cell>
          <table:table-cell office:value-type="float" office:value="6000" table:formula="of:=SUM([.G21:.G26])" table:style-name="ce59">
            <text:p>6.000,00</text:p>
          </table:table-cell>
          <table:table-cell office:value-type="float" office:value="0" table:formula="of:=[.F18]-[.G18]" table:style-name="ce45">
            <text:p>0,00</text:p>
          </table:table-cell>
          <table:table-cell table:number-columns-repeated="16376"/>
        </table:table-row>
        <table:table-row table:style-name="ro5">
          <table:table-cell table:style-name="ce1"/>
          <table:table-cell table:style-name="ce60"/>
          <table:table-cell table:style-name="ce57"/>
          <table:table-cell table:number-columns-repeated="5" table:style-name="ce1"/>
          <table:table-cell table:number-columns-repeated="16376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3" table:style-name="ce57"/>
          <table:table-cell table:number-columns-repeated="16376"/>
        </table:table-row>
        <table:table-row table:style-name="ro3">
          <table:table-cell table:style-name="ce63"/>
          <table:table-cell office:value-type="string" table:style-name="ce1">
            <text:p>Filiz Kurt kalan bakiyeden gelen</text:p>
          </table:table-cell>
          <table:table-cell table:style-name="ce57"/>
          <table:table-cell table:number-columns-repeated="2" table:style-name="ce63"/>
          <table:table-cell office:value-type="float" office:value="6000" table:style-name="ce57">
            <text:p>6.000,00</text:p>
          </table:table-cell>
          <table:table-cell office:value-type="float" office:value="6000" table:style-name="ce57">
            <text:p>6.000,00</text:p>
          </table:table-cell>
          <table:table-cell office:value-type="float" office:value="0" table:formula="of:=[.H25]+[.F24]-[.G24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2" table:style-name="ce57"/>
          <table:table-cell office:value-type="float" office:value="0" table:formula="of:=[.F25]-[.G25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4"/>
          <table:table-cell table:style-name="ce65"/>
          <table:table-cell table:style-name="ce66"/>
          <table:table-cell table:number-columns-repeated="2" table:style-name="ce64"/>
          <table:table-cell table:number-columns-repeated="3" table:style-name="ce66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4">
          <table:table-cell office:value-type="string" table:style-name="ce56">
            <text:p>Ali Paşa Milangaz</text:p>
          </table:table-cell>
          <table:table-cell table:style-name="ce43"/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0" table:formula="of:=SUM([.F31:.F35])" table:style-name="ce45">
            <text:p>0,00</text:p>
          </table:table-cell>
          <table:table-cell office:value-type="float" office:value="0" table:formula="of:=SUM([.G31:.G35])" table:style-name="ce45">
            <text:p>0,00</text:p>
          </table:table-cell>
          <table:table-cell office:value-type="float" office:value="0" table:formula="of:=[.F28]-[.G28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3]+[.F32]-[.G32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3">
            <text:p>09.30.2019</text:p>
          </table:table-cell>
          <table:table-cell office:value-type="string" table:style-name="ce1">
            <text:p>nakit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4]+[.F33]-[.G33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3">
            <text:p>07.28.2019</text:p>
          </table:table-cell>
          <table:table-cell office:value-type="string" table:style-name="ce67">
            <text:p>atila vakıf havale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5]+[.F34]-[.G34]" table:style-name="ce57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number-rows-repeated="1048541" table:style-name="ro3">
          <table:table-cell table:number-columns-repeated="16384"/>
        </table:table-row>
      </table:table>
      <table:table table:name="Slnk" table:style-name="ta3">
        <table:table-column table:style-name="co17" table:default-cell-style-name="ce68"/>
        <table:table-column table:style-name="co18" table:default-cell-style-name="ce69"/>
        <table:table-column table:style-name="co19" table:default-cell-style-name="ce68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8"/>
        <table:table-column table:style-name="co6" table:number-columns-repeated="3" table:default-cell-style-name="ce74"/>
        <table:table-column table:style-name="co13" table:number-columns-repeated="15362" table:default-cell-style-name="ce1"/>
        <table:table-row table:style-name="ro6">
          <table:table-cell/>
          <table:table-cell office:value-type="string" table:style-name="ce69">
            <text:p>SELANİK DOĞUŞ 2023 HESAPLARI</text:p>
          </table:table-cell>
          <table:table-cell table:style-name="ce68"/>
          <table:table-cell table:style-name="ce70"/>
          <table:table-cell table:style-name="ce71"/>
          <table:table-cell table:style-name="ce70"/>
          <table:table-cell table:number-columns-repeated="16378"/>
        </table:table-row>
        <table:table-row table:style-name="ro6">
          <table:table-cell/>
          <table:table-cell table:style-name="ce75"/>
          <table:table-cell table:style-name="ce76"/>
          <table:table-cell office:value-type="string" table:style-name="ce77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7">
            <text:p>BAKİYE</text:p>
          </table:table-cell>
          <table:table-cell table:number-columns-repeated="16378"/>
        </table:table-row>
        <table:table-row table:style-name="ro6">
          <table:table-cell/>
          <table:table-cell table:style-name="ce78"/>
          <table:table-cell office:value-type="string" table:style-name="ce79">
            <text:p>2022 den <text:s/>DEVİR DOĞUŞ BORÇLU</text:p>
          </table:table-cell>
          <table:table-cell table:style-name="ce77"/>
          <table:table-cell table:style-name="ce71"/>
          <table:table-cell office:value-type="float" office:value="-2023.6" table:style-name="ce80">
            <text:p>-2.023,60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76"/>
          <table:table-cell table:style-name="ce81"/>
          <table:table-cell table:style-name="ce71"/>
          <table:table-cell office:value-type="float" office:value="-2023.6" table:formula="of:=[.F3]+[.E4]-[.D4]" table:style-name="ce80">
            <text:p>-2.023,6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9">
            <text:p>18.01.23</text:p>
          </table:table-cell>
          <table:table-cell office:value-type="string" table:style-name="ce74">
            <text:p>toyota gaz manisa</text:p>
          </table:table-cell>
          <table:table-cell table:style-name="ce82"/>
          <table:table-cell office:value-type="float" office:value="423.18" table:style-name="ce71">
            <text:p>423,18</text:p>
          </table:table-cell>
          <table:table-cell office:value-type="float" office:value="-1600.4199999999998" table:formula="of:=[.F4]+[.E5]-[.D5]" table:style-name="ce80">
            <text:p>-1.600,4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9">
            <text:p>18.01.23</text:p>
          </table:table-cell>
          <table:table-cell office:value-type="string" table:style-name="ce74">
            <text:p>toyota gaz manisa</text:p>
          </table:table-cell>
          <table:table-cell table:style-name="ce82"/>
          <table:table-cell office:value-type="float" office:value="286.02999999999997" table:style-name="ce71">
            <text:p>286,03</text:p>
          </table:table-cell>
          <table:table-cell office:value-type="float" office:value="-1314.3899999999999" table:formula="of:=[.F5]+[.E6]-[.D6]" table:style-name="ce80">
            <text:p>-1.314,3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31T00:00:00" table:style-name="ce69">
            <text:p>31.01.23</text:p>
          </table:table-cell>
          <table:table-cell office:value-type="string" table:style-name="ce1">
            <text:p>Ocak ayı pide-yağ-sebze</text:p>
          </table:table-cell>
          <table:table-cell table:style-name="ce82"/>
          <table:table-cell office:value-type="float" office:value="2399.69" table:style-name="ce83">
            <text:p>2.399,69</text:p>
          </table:table-cell>
          <table:table-cell office:value-type="float" office:value="1085.3000000000002" table:formula="of:=[.F6]+[.E7]-[.D7]" table:style-name="ce80">
            <text:p>1.085,30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74">
            <text:p>toyota trafik cezası atila afyon</text:p>
          </table:table-cell>
          <table:table-cell table:style-name="ce82"/>
          <table:table-cell office:value-type="float" office:value="713.25" table:style-name="ce71">
            <text:p>713,25</text:p>
          </table:table-cell>
          <table:table-cell office:value-type="float" office:value="1798.5500000000002" table:formula="of:=[.F7]+[.E8]-[.D8]" table:style-name="ce80">
            <text:p>1.79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9">
            <text:p>21.02.23</text:p>
          </table:table-cell>
          <table:table-cell office:value-type="string" table:style-name="ce68">
            <text:p>hasan avşardan nakit</text:p>
          </table:table-cell>
          <table:table-cell office:value-type="float" office:value="5000" table:style-name="ce71">
            <text:p>5.000,00</text:p>
          </table:table-cell>
          <table:table-cell table:style-name="ce84"/>
          <table:table-cell office:value-type="float" office:value="-3201.45" table:formula="of:=[.F8]+[.E9]-[.D9]" table:style-name="ce80">
            <text:p>-3.201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9">
            <text:p>21.02.23</text:p>
          </table:table-cell>
          <table:table-cell office:value-type="string" table:style-name="ce68">
            <text:p>ali balcıya elden</text:p>
          </table:table-cell>
          <table:table-cell table:style-name="ce70"/>
          <table:table-cell office:value-type="float" office:value="4850" table:style-name="ce71">
            <text:p>4.850,00</text:p>
          </table:table-cell>
          <table:table-cell office:value-type="float" office:value="1648.5500000000002" table:formula="of:=[.F9]+[.E10]-[.D10]" table:style-name="ce80">
            <text:p>1.64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5T00:00:00" table:style-name="ce69">
            <text:p>25.02.23</text:p>
          </table:table-cell>
          <table:table-cell office:value-type="string" table:style-name="ce68">
            <text:p>Şubat <text:s/>ayı pide-yağ-sebze</text:p>
          </table:table-cell>
          <table:table-cell table:style-name="ce70"/>
          <table:table-cell office:value-type="float" office:value="1531.59" table:style-name="ce71">
            <text:p>1.531,59</text:p>
          </table:table-cell>
          <table:table-cell office:value-type="float" office:value="3180.1400000000003" table:formula="of:=[.F10]+[.E11]-[.D11]" table:style-name="ce80">
            <text:p>3.180,14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01T00:00:00" table:style-name="ce69">
            <text:p>01.03.23</text:p>
          </table:table-cell>
          <table:table-cell office:value-type="string" table:style-name="ce68">
            <text:p>hasan avşardan havale</text:p>
          </table:table-cell>
          <table:table-cell office:value-type="float" office:value="5000" table:style-name="ce70">
            <text:p>5.000,00</text:p>
          </table:table-cell>
          <table:table-cell table:style-name="ce71"/>
          <table:table-cell office:value-type="float" office:value="-1819.8599999999997" table:formula="of:=[.F11]+[.E12]-[.D12]" table:style-name="ce80">
            <text:p>-1.819,86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9">
            <text:p>15.03.23</text:p>
          </table:table-cell>
          <table:table-cell office:value-type="string" table:style-name="ce68">
            <text:p>Mart <text:s/>ayı pide-yağ-sebze</text:p>
          </table:table-cell>
          <table:table-cell table:style-name="ce70"/>
          <table:table-cell office:value-type="float" office:value="821.94" table:style-name="ce71">
            <text:p>821,94</text:p>
          </table:table-cell>
          <table:table-cell office:value-type="float" office:value="-997.91999999999962" table:formula="of:=[.F12]+[.E13]-[.D13]" table:style-name="ce80">
            <text:p>-997,9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9">
            <text:p>15.03.23</text:p>
          </table:table-cell>
          <table:table-cell office:value-type="string" table:style-name="ce68">
            <text:p>ziraat havale iş382789→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2452.0800000000004" table:formula="of:=[.F13]+[.E14]-[.D14]" table:style-name="ce80">
            <text:p>2.452,0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0T00:00:00" table:style-name="ce69">
            <text:p>20.03.23</text:p>
          </table:table-cell>
          <table:table-cell office:value-type="string" table:style-name="ce68">
            <text:p>toyota uşak gaz kk</text:p>
          </table:table-cell>
          <table:table-cell table:style-name="ce70"/>
          <table:table-cell office:value-type="float" office:value="456.1" table:style-name="ce71">
            <text:p>456,10</text:p>
          </table:table-cell>
          <table:table-cell office:value-type="float" office:value="2908.1800000000003" table:formula="of:=[.F14]+[.E15]-[.D15]" table:style-name="ce80">
            <text:p>2.908,1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2T00:00:00" table:style-name="ce69">
            <text:p>22.03.23</text:p>
          </table:table-cell>
          <table:table-cell office:value-type="string" table:style-name="ce68">
            <text:p>toyota ankara javdes gaz-benzin kk</text:p>
          </table:table-cell>
          <table:table-cell table:style-name="ce70"/>
          <table:table-cell office:value-type="float" office:value="554.11" table:style-name="ce71">
            <text:p>554,11</text:p>
          </table:table-cell>
          <table:table-cell office:value-type="float" office:value="3462.2900000000004" table:formula="of:=[.F15]+[.E16]-[.D16]" table:style-name="ce80">
            <text:p>3.4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5T00:00:00" table:style-name="ce69">
            <text:p>15.04.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400" table:style-name="ce70">
            <text:p>3.400,00</text:p>
          </table:table-cell>
          <table:table-cell table:style-name="ce71"/>
          <table:table-cell office:value-type="float" office:value="62.290000000000418" table:formula="of:=[.F16]+[.E17]-[.D17]" table:style-name="ce80">
            <text:p>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6T00:00:00" table:style-name="ce69">
            <text:p>26.04.23</text:p>
          </table:table-cell>
          <table:table-cell office:value-type="string" table:style-name="ce68">
            <text:p>ziraat kredi + sigorta için havale işten</text:p>
          </table:table-cell>
          <table:table-cell table:style-name="ce70"/>
          <table:table-cell office:value-type="float" office:value="4000" table:style-name="ce71">
            <text:p>4.000,00</text:p>
          </table:table-cell>
          <table:table-cell office:value-type="float" office:value="4062.2900000000004" table:formula="of:=[.F17]+[.E18]-[.D18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85">
            <text:p>24.03.2023</text:p>
          </table:table-cell>
          <table:table-cell office:value-type="string" table:style-name="ce86">
            <text:p>TÜRKİYE SİGORTA 448404970 NOLU POLİÇE</text:p>
          </table:table-cell>
          <table:table-cell table:style-name="ce87"/>
          <table:table-cell table:style-name="ce88"/>
          <table:table-cell office:value-type="float" office:value="4062.2900000000004" table:formula="of:=[.F18]+[.E19]-[.D19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9"/>
          <table:table-cell office:value-type="string" table:style-name="ce86">
            <text:p>29/03/2023 VADE YAPILAN TAHSİLAT ZİRAAT KREDİ</text:p>
          </table:table-cell>
          <table:table-cell table:style-name="ce87"/>
          <table:table-cell table:style-name="ce88"/>
          <table:table-cell office:value-type="float" office:value="4062.2900000000004" table:formula="of:=[.F19]+[.E20]-[.D20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9"/>
          <table:table-cell office:value-type="string" table:style-name="ce87">
            <text:p>Sigorta bedeli 641,69</text:p>
          </table:table-cell>
          <table:table-cell table:style-name="ce87"/>
          <table:table-cell table:style-name="ce88"/>
          <table:table-cell office:value-type="float" office:value="4062.2900000000004" table:formula="of:=[.F20]+[.E21]-[.D21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8T00:00:00" table:style-name="ce69">
            <text:p>28.04.23</text:p>
          </table:table-cell>
          <table:table-cell office:value-type="string" table:style-name="ce68">
            <text:p>Nisan <text:s/>ayı pide-yağ-sebze</text:p>
          </table:table-cell>
          <table:table-cell table:style-name="ce70"/>
          <table:table-cell office:value-type="float" office:value="385.52" table:style-name="ce71">
            <text:p>385,52</text:p>
          </table:table-cell>
          <table:table-cell office:value-type="float" office:value="4447.8100000000004" table:formula="of:=[.F21]+[.E22]-[.D22]" table:style-name="ce80">
            <text:p>4.4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9">
            <text:p>19.04.23</text:p>
          </table:table-cell>
          <table:table-cell office:value-type="string" table:style-name="ce68">
            <text:p>merdal kipel 5 boy profil hesabı</text:p>
          </table:table-cell>
          <table:table-cell office:value-type="float" office:value="1500" table:style-name="ce70">
            <text:p>1.500,00</text:p>
          </table:table-cell>
          <table:table-cell table:style-name="ce71"/>
          <table:table-cell office:value-type="float" office:value="2947.8100000000004" table:formula="of:=[.F22]+[.E23]-[.D23]" table:style-name="ce80">
            <text:p>2.9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9">
            <text:p>19.04.23</text:p>
          </table:table-cell>
          <table:table-cell office:value-type="string" table:style-name="ce68">
            <text:p>merdal kipel DENİZLİK hesabı</text:p>
          </table:table-cell>
          <table:table-cell office:value-type="float" office:value="375" table:style-name="ce70">
            <text:p>375,00</text:p>
          </table:table-cell>
          <table:table-cell table:style-name="ce71"/>
          <table:table-cell office:value-type="float" office:value="2572.8100000000004" table:formula="of:=[.F23]+[.E24]-[.D24]" table:style-name="ce80">
            <text:p>2.57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9">
            <text:p>15.05.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000" table:style-name="ce70">
            <text:p>3.000,00</text:p>
          </table:table-cell>
          <table:table-cell table:style-name="ce71"/>
          <table:table-cell office:value-type="float" office:value="-427.1899999999996" table:formula="of:=[.F24]+[.E25]-[.D25]" table:style-name="ce80">
            <text:p>-427,1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9">
            <text:p>15.05.23</text:p>
          </table:table-cell>
          <table:table-cell office:value-type="string" table:style-name="ce68">
            <text:p>Ziraat 5004 e havale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3022.8100000000004" table:formula="of:=[.F25]+[.E26]-[.D26]" table:style-name="ce80">
            <text:p>3.02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31T00:00:00" table:style-name="ce69">
            <text:p>31.05.23</text:p>
          </table:table-cell>
          <table:table-cell office:value-type="string" table:style-name="ce68">
            <text:p>Mayıs <text:s/>ayı pide-yağ-sebze</text:p>
          </table:table-cell>
          <table:table-cell table:style-name="ce70"/>
          <table:table-cell office:value-type="float" office:value="1480.22" table:style-name="ce71">
            <text:p>1.480,22</text:p>
          </table:table-cell>
          <table:table-cell office:value-type="float" office:value="4503.0300000000007" table:formula="of:=[.F26]+[.E27]-[.D27]" table:style-name="ce80">
            <text:p>4.503,0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09T00:00:00" table:style-name="ce90">
            <text:p>09.06.23</text:p>
          </table:table-cell>
          <table:table-cell office:value-type="string" table:style-name="ce1">
            <text:p>TRANSİT ÇEŞME MAZOT</text:p>
          </table:table-cell>
          <table:table-cell table:style-name="ce67"/>
          <table:table-cell office:value-type="float" office:value="1420" table:style-name="ce91">
            <text:p>1.420,00</text:p>
          </table:table-cell>
          <table:table-cell office:value-type="float" office:value="5923.0300000000007" table:formula="of:=[.F27]+[.E28]-[.D28]" table:style-name="ce80">
            <text:p>5.923,0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30T00:00:00" table:style-name="ce90">
            <text:p>30.06.23</text:p>
          </table:table-cell>
          <table:table-cell office:value-type="string" table:style-name="ce1">
            <text:p>Ali Paşa kira (Adem Kesici Tahliye başlangıcı)</text:p>
          </table:table-cell>
          <table:table-cell table:style-name="ce67"/>
          <table:table-cell office:value-type="float" office:value="6166.666666666667" table:formula="of:=['002_TPL'.E15]" table:style-name="ce91">
            <text:p>6.166,67</text:p>
          </table:table-cell>
          <table:table-cell office:value-type="float" office:value="12089.696666666667" table:formula="of:=[.F28]+[.E29]-[.D29]" table:style-name="ce80">
            <text:p>12.089,7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9T00:00:00" table:style-name="ce90">
            <text:p>19.06.23</text:p>
          </table:table-cell>
          <table:table-cell office:value-type="string" table:style-name="ce1">
            <text:p>Haziran <text:s/>ayı pide-yağ-sebze</text:p>
          </table:table-cell>
          <table:table-cell table:style-name="ce67"/>
          <table:table-cell office:value-type="float" office:value="1896.08" table:style-name="ce91">
            <text:p>1.896,08</text:p>
          </table:table-cell>
          <table:table-cell office:value-type="float" office:value="13985.776666666667" table:formula="of:=[.F29]+[.E30]-[.D30]" table:style-name="ce80">
            <text:p>13.9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9">
            <text:p>15.06.23</text:p>
          </table:table-cell>
          <table:table-cell office:value-type="string" table:style-name="ce68">
            <text:p>balmerden havale</text:p>
          </table:table-cell>
          <table:table-cell office:value-type="float" office:value="3500" table:style-name="ce70">
            <text:p>3.500,00</text:p>
          </table:table-cell>
          <table:table-cell table:style-name="ce71"/>
          <table:table-cell office:value-type="float" office:value="10485.776666666667" table:formula="of:=[.F30]+[.E31]-[.D31]" table:style-name="ce80">
            <text:p>10.4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9">
            <text:p>15.06.23</text:p>
          </table:table-cell>
          <table:table-cell office:value-type="string" table:style-name="ce68">
            <text:p>ziraate havale</text:p>
          </table:table-cell>
          <table:table-cell table:style-name="ce70"/>
          <table:table-cell office:value-type="float" office:value="3500" table:style-name="ce71">
            <text:p>3.500,00</text:p>
          </table:table-cell>
          <table:table-cell office:value-type="float" office:value="13985.776666666667" table:formula="of:=[.F31]+[.E32]-[.D32]" table:style-name="ce80">
            <text:p>13.9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0T00:00:00" table:style-name="ce69">
            <text:p>10.07.23</text:p>
          </table:table-cell>
          <table:table-cell office:value-type="string" table:style-name="ce68">
            <text:p>salih kaymaktan Aliye nakit verilen</text:p>
          </table:table-cell>
          <table:table-cell table:style-name="ce70"/>
          <table:table-cell office:value-type="float" office:value="2800" table:style-name="ce71">
            <text:p>2.800,00</text:p>
          </table:table-cell>
          <table:table-cell office:value-type="float" office:value="16785.776666666665" table:formula="of:=[.F32]+[.E33]-[.D33]" table:style-name="ce80">
            <text:p>16.7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9">
            <text:p>12.07.23</text:p>
          </table:table-cell>
          <table:table-cell office:value-type="string" table:style-name="ce68">
            <text:p>aliden nakit</text:p>
          </table:table-cell>
          <table:table-cell office:value-type="float" office:value="6050" table:style-name="ce70">
            <text:p>6.050,00</text:p>
          </table:table-cell>
          <table:table-cell table:style-name="ce71"/>
          <table:table-cell office:value-type="float" office:value="10735.776666666665" table:formula="of:=[.F33]+[.E34]-[.D34]" table:style-name="ce80">
            <text:p>10.73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9">
            <text:p>12.07.23</text:p>
          </table:table-cell>
          <table:table-cell office:value-type="string" table:style-name="ce68">
            <text:p>ziraate havale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14185.776666666665" table:formula="of:=[.F34]+[.E35]-[.D35]" table:style-name="ce80">
            <text:p>14.1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8T00:00:00" table:style-name="ce90">
            <text:p>28.07.23</text:p>
          </table:table-cell>
          <table:table-cell office:value-type="string" table:style-name="ce92">
            <text:p>toyota gaz afyon</text:p>
          </table:table-cell>
          <table:table-cell table:style-name="ce93"/>
          <table:table-cell office:value-type="float" office:value="555.87" table:style-name="ce94">
            <text:p>555,87</text:p>
          </table:table-cell>
          <table:table-cell office:value-type="float" office:value="14741.646666666666" table:formula="of:=[.F35]+[.E36]-[.D36]" table:style-name="ce80">
            <text:p>14.741,6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90">
            <text:p>29.07.23</text:p>
          </table:table-cell>
          <table:table-cell office:value-type="string" table:style-name="ce1">
            <text:p>toyota gaz izmir</text:p>
          </table:table-cell>
          <table:table-cell table:style-name="ce67"/>
          <table:table-cell office:value-type="float" office:value="400" table:style-name="ce84">
            <text:p>400</text:p>
          </table:table-cell>
          <table:table-cell office:value-type="float" office:value="15141.646666666666" table:formula="of:=[.F36]+[.E37]-[.D37]" table:style-name="ce80">
            <text:p>15.141,6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90">
            <text:p>29.07.23</text:p>
          </table:table-cell>
          <table:table-cell office:value-type="string" table:style-name="ce1">
            <text:p>Temmuz <text:s/>ayı pide-yağ-sebze</text:p>
          </table:table-cell>
          <table:table-cell table:style-name="ce67"/>
          <table:table-cell office:value-type="float" office:value="1342.95" table:style-name="ce84">
            <text:p>1342,95</text:p>
          </table:table-cell>
          <table:table-cell office:value-type="float" office:value="16484.596666666665" table:formula="of:=[.F37]+[.E38]-[.D38]" table:style-name="ce80">
            <text:p>16.484,6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90">
            <text:p>30.09.23</text:p>
          </table:table-cell>
          <table:table-cell office:value-type="string" table:style-name="ce1">
            <text:p>toyota gaz çorum</text:p>
          </table:table-cell>
          <table:table-cell table:style-name="ce67"/>
          <table:table-cell office:value-type="float" office:value="489.97" table:style-name="ce95">
            <text:p>489,97</text:p>
          </table:table-cell>
          <table:table-cell office:value-type="float" office:value="16974.566666666666" table:formula="of:=[.F38]+[.E39]-[.D39]" table:style-name="ce80">
            <text:p>16.97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31T00:00:00" table:style-name="ce69">
            <text:p>31.07.23</text:p>
          </table:table-cell>
          <table:table-cell office:value-type="string" table:style-name="ce68">
            <text:p>hasan avşardan havale</text:p>
          </table:table-cell>
          <table:table-cell office:value-type="float" office:value="1000" table:style-name="ce70">
            <text:p>1.000,00</text:p>
          </table:table-cell>
          <table:table-cell table:style-name="ce84"/>
          <table:table-cell office:value-type="float" office:value="15974.566666666666" table:formula="of:=[.F39]+[.E40]-[.D40]" table:style-name="ce80">
            <text:p>15.974,57</text:p>
          </table:table-cell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96">
            <text:p><text:a xlink:href="../2007-2022-hesap%20toplamlar/2007-07-2023-slnKTOPLAM-AliBALCIda.pdf">2007-2022-hesap toplamlar\2007-07-2023-slnKTOPLAM-AliBALCIda.pdf</text:a>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96">
            <text:p><text:a xlink:href="../2007-2022-hesap%20toplamlar/2023-dogusTOPLAM-AliBALCIda.pdf">2007-2022-hesap toplamlar\2023-dogusTOPLAM-AliBALCIda.pdf</text:a>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1">
            <text:p>TOPLAM HESAPlar PDF OLARAK ALİ BALCI YA VERİLDİ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table:style-name="ce1"/>
          <table:table-cell table:style-name="ce67"/>
          <table:table-cell table:style-name="ce84"/>
          <table:table-cell office:value-type="float" office:value="15974.566666666666" table:formula="of:=[.F40]" table:style-name="ce80">
            <text:p>15.97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0T00:00:00" table:style-name="ce90">
            <text:p>10.0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7">
            <text:p>3450</text:p>
          </table:table-cell>
          <table:table-cell table:style-name="ce71"/>
          <table:table-cell office:value-type="float" office:value="12524.566666666666" table:formula="of:=[.F44]+[.E45]-[.D45]" table:style-name="ce80">
            <text:p>12.52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1T00:00:00" table:style-name="ce69">
            <text:p>11.08.23</text:p>
          </table:table-cell>
          <table:table-cell office:value-type="string" table:style-name="ce68">
            <text:p>pervin hesabına ziraat kredi içi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15974.566666666666" table:formula="of:=[.F45]+[.E46]-[.D46]" table:style-name="ce80">
            <text:p>15.97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23T00:00:00" table:style-name="ce69">
            <text:p>23.08.23</text:p>
          </table:table-cell>
          <table:table-cell office:value-type="string" table:style-name="ce1">
            <text:p>Ağustos <text:s/>ayı pide-yağ-sebze24-07*24-08</text:p>
          </table:table-cell>
          <table:table-cell table:style-name="ce70"/>
          <table:table-cell office:value-type="float" office:value="2423" table:style-name="ce71">
            <text:p>2.423,00</text:p>
          </table:table-cell>
          <table:table-cell office:value-type="float" office:value="18397.566666666666" table:formula="of:=[.F46]+[.E47]-[.D47]" table:style-name="ce80">
            <text:p>18.3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31T00:00:00" table:style-name="ce69">
            <text:p>31.08.23</text:p>
          </table:table-cell>
          <table:table-cell office:value-type="string" table:style-name="ce68">
            <text:p>çamoluk tyota gaz</text:p>
          </table:table-cell>
          <table:table-cell table:style-name="ce70"/>
          <table:table-cell office:value-type="float" office:value="300" table:style-name="ce71">
            <text:p>300,00</text:p>
          </table:table-cell>
          <table:table-cell office:value-type="float" office:value="18697.566666666666" table:formula="of:=[.F47]+[.E48]-[.D48]" table:style-name="ce80">
            <text:p>18.6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9">
            <text:p>15.09.23</text:p>
          </table:table-cell>
          <table:table-cell office:value-type="string" table:style-name="ce68">
            <text:p>pervinin hesaba gelen havale</text:p>
          </table:table-cell>
          <table:table-cell table:style-name="ce70"/>
          <table:table-cell office:value-type="float" office:value="3300" table:style-name="ce71">
            <text:p>3.300,00</text:p>
          </table:table-cell>
          <table:table-cell office:value-type="float" office:value="21997.566666666666" table:formula="of:=[.F48]+[.E49]-[.D49]" table:style-name="ce80">
            <text:p>21.9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9">
            <text:p>15.09.23</text:p>
          </table:table-cell>
          <table:table-cell office:value-type="string" table:style-name="ce68">
            <text:p>ziraat kredi için pervinin hesaptan ödene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18547.566666666666" table:formula="of:=[.F49]+[.E50]-[.D50]" table:style-name="ce80">
            <text:p>18.5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3T00:00:00" table:style-name="ce69">
            <text:p>23.09.23</text:p>
          </table:table-cell>
          <table:table-cell office:value-type="string" table:style-name="ce68">
            <text:p>Eylül <text:s/>ayı pide-yağ-sebze 24-08*24-09</text:p>
          </table:table-cell>
          <table:table-cell table:style-name="ce70"/>
          <table:table-cell office:value-type="float" office:value="4700" table:style-name="ce71">
            <text:p>4.700,00</text:p>
          </table:table-cell>
          <table:table-cell office:value-type="float" office:value="23247.566666666666" table:formula="of:=[.F50]+[.E51]-[.D51]" table:style-name="ce80">
            <text:p>23.2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2T00:00:00" table:style-name="ce69">
            <text:p>22.09.23</text:p>
          </table:table-cell>
          <table:table-cell office:value-type="string" table:style-name="ce68">
            <text:p>kayseri toyota gaz</text:p>
          </table:table-cell>
          <table:table-cell office:value-type="float" office:value="500" table:style-name="ce70">
            <text:p>500,00</text:p>
          </table:table-cell>
          <table:table-cell table:style-name="ce71"/>
          <table:table-cell office:value-type="float" office:value="22747.566666666666" table:formula="of:=[.F51]+[.E52]-[.D52]" table:style-name="ce80">
            <text:p>22.7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69">
            <text:p>30.09.23</text:p>
          </table:table-cell>
          <table:table-cell office:value-type="string" table:style-name="ce68">
            <text:p>orhana elden</text:p>
          </table:table-cell>
          <table:table-cell table:style-name="ce70"/>
          <table:table-cell office:value-type="float" office:value="300" table:style-name="ce71">
            <text:p>300,00</text:p>
          </table:table-cell>
          <table:table-cell office:value-type="float" office:value="23047.566666666666" table:formula="of:=[.F52]+[.E53]-[.D53]" table:style-name="ce80">
            <text:p>23.0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9">
            <text:p>15.10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19597.566666666666" table:formula="of:=[.F53]+[.E54]-[.D54]" table:style-name="ce80">
            <text:p>19.5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9">
            <text:p>15.10.23</text:p>
          </table:table-cell>
          <table:table-cell office:value-type="string" table:style-name="ce68">
            <text:p>ziraat kredi için pervinin hesaptan ödene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23047.566666666666" table:formula="of:=[.F54]+[.E55]-[.D55]" table:style-name="ce80">
            <text:p>23.0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4T00:00:00" table:style-name="ce69">
            <text:p>24.10.23</text:p>
          </table:table-cell>
          <table:table-cell office:value-type="string" table:style-name="ce68">
            <text:p>Ekim <text:s/>ayı pide-yağ-sebze 24-09*24-10</text:p>
          </table:table-cell>
          <table:table-cell table:style-name="ce70"/>
          <table:table-cell office:value-type="float" office:value="4247.01" table:style-name="ce71">
            <text:p>4.247,01</text:p>
          </table:table-cell>
          <table:table-cell office:value-type="float" office:value="27294.576666666668" table:formula="of:=[.F55]+[.E56]-[.D56]" table:style-name="ce80">
            <text:p>27.294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7T00:00:00" table:style-name="ce69">
            <text:p>27.10.23</text:p>
          </table:table-cell>
          <table:table-cell office:value-type="string" table:style-name="ce68">
            <text:p>toyota ceza 2 adet radar takipte</text:p>
          </table:table-cell>
          <table:table-cell table:style-name="ce70"/>
          <table:table-cell office:value-type="float" office:value="2092.1999999999998" table:style-name="ce71">
            <text:p>2.092,20</text:p>
          </table:table-cell>
          <table:table-cell office:value-type="float" office:value="29386.776666666668" table:formula="of:=[.F56]+[.E57]-[.D57]" table:style-name="ce80">
            <text:p>29.386,7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68">
            <text:p>sistem pompa mezar taşı</text:p>
          </table:table-cell>
          <table:table-cell office:value-type="float" office:value="400" table:style-name="ce70">
            <text:p>400,00</text:p>
          </table:table-cell>
          <table:table-cell table:style-name="ce71"/>
          <table:table-cell office:value-type="float" office:value="28986.776666666668" table:formula="of:=[.F57]+[.E58]-[.D58]" table:style-name="ce80">
            <text:p>28.986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14T00:00:00" table:style-name="ce69">
            <text:p>14.11.23</text:p>
          </table:table-cell>
          <table:table-cell office:value-type="string" table:style-name="ce68">
            <text:p>izmir toyota gaz benzin</text:p>
          </table:table-cell>
          <table:table-cell table:style-name="ce70"/>
          <table:table-cell office:value-type="float" office:value="1144.1099999999999" table:style-name="ce71">
            <text:p>1.144,11</text:p>
          </table:table-cell>
          <table:table-cell office:value-type="float" office:value="30130.886666666669" table:formula="of:=[.F58]+[.E59]-[.D59]" table:style-name="ce80">
            <text:p>30.130,8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16T00:00:00" table:style-name="ce69">
            <text:p>16.11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26680.886666666669" table:formula="of:=[.F59]+[.E60]-[.D60]" table:style-name="ce80">
            <text:p>26.680,8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23T00:00:00" table:style-name="ce69">
            <text:p>23.11.23</text:p>
          </table:table-cell>
          <table:table-cell office:value-type="string" table:style-name="ce68">
            <text:p>Kasım <text:s/>ayı pide-yağ-sebze 24-10*24-11</text:p>
          </table:table-cell>
          <table:table-cell table:style-name="ce70"/>
          <table:table-cell office:value-type="float" office:value="2945.49" table:style-name="ce71">
            <text:p>2.945,49</text:p>
          </table:table-cell>
          <table:table-cell office:value-type="float" office:value="29626.376666666671" table:formula="of:=[.F60]+[.E61]-[.D61]" table:style-name="ce80">
            <text:p>29.626,3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29626.376666666671" table:formula="of:=[.F61]+[.E62]-[.D62]" table:style-name="ce80">
            <text:p>29.626,3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29626.376666666671" table:formula="of:=[.F62]+[.E63]-[.D63]" table:style-name="ce80">
            <text:p>29.626,3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29626.376666666671" table:formula="of:=[.F63]+[.E64]-[.D64]" table:style-name="ce80">
            <text:p>29.626,3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29626.376666666671" table:formula="of:=[.F64]+[.E65]-[.D65]" table:style-name="ce80">
            <text:p>29.626,3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2-31T00:00:00" table:style-name="ce69">
            <text:p>31.12.23</text:p>
          </table:table-cell>
          <table:table-cell office:value-type="string" table:style-name="ce68">
            <text:p>2023 ten 2024 e devreden bakiye Selanik Borçlu</text:p>
          </table:table-cell>
          <table:table-cell table:style-name="ce70"/>
          <table:table-cell table:style-name="ce71"/>
          <table:table-cell office:value-type="float" office:value="29626.376666666671" table:formula="of:=[.F65]+[.E66]-[.D66]" table:style-name="ce80">
            <text:p>29.626,3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8"/>
          <table:table-cell office:value-type="string" table:style-name="ce99">
            <text:p>Yıl içi Toplamı Selanik Borçlu</text:p>
          </table:table-cell>
          <table:table-cell office:value-type="float" office:value="43525" table:formula="of:=SUM([.D5:.D66])" table:style-name="ce100">
            <text:p>43.525,00</text:p>
          </table:table-cell>
          <table:table-cell office:value-type="float" office:value="75174.976666666669" table:formula="of:=SUM([.E5:.E65])" table:style-name="ce100">
            <text:p>75.174,98</text:p>
          </table:table-cell>
          <table:table-cell office:value-type="float" office:value="31649.976666666669" table:formula="of:=[.E68]-[.D68]" table:style-name="ce101">
            <text:p>31.649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number-columns-repeated="16378"/>
        </table:table-row>
        <table:table-row table:number-rows-repeated="1047124" table:style-name="ro6">
          <table:table-cell table:number-columns-repeated="16384"/>
        </table:table-row>
        <table:table-row table:number-rows-repeated="1284" table:style-name="ro7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9" table:style-name="ro7">
          <table:table-cell table:number-columns-repeated="16384"/>
        </table:table-row>
        <table:table-row table:number-rows-repeated="8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decimal-places="2" number:min-integer-digits="1" number:grouping="true"/>
    </number:number-style>
    <number:percentage-style style:name="N38" number:language="en" number:country="US">
      <number:number number:decimal-places="2" number:min-decimal-places="2" number:min-integer-digits="1"/>
      <number:text>%</number:text>
    </number:percentage-style>
    <number:date-style style:name="N39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0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25T08:09:02Z</dc:date>
    <meta:print-date>2023-11-25T08:08:40Z</meta:print-date>
    <meta:editing-cycles>163</meta:editing-cycles>
    <meta:editing-duration>PT44684S</meta:editing-duration>
  </office:meta>
</office:document-meta>
</file>